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16a830"/>
    </style:style>
    <style:style style:name="P3" style:family="paragraph" style:parent-style-name="Text_20_body">
      <style:text-properties fo:font-weight="bold" officeooo:rsid="001971f8" officeooo:paragraph-rsid="001971f8" style:font-weight-asian="bold" style:font-weight-complex="bold"/>
    </style:style>
    <style:style style:name="P4" style:family="paragraph" style:parent-style-name="Text_20_body">
      <style:paragraph-properties fo:margin-top="0cm" fo:margin-bottom="0cm" loext:contextual-spacing="false"/>
      <style:text-properties officeooo:paragraph-rsid="0016a830"/>
    </style:style>
    <style:style style:name="P5" style:family="paragraph" style:parent-style-name="Text_20_body">
      <style:paragraph-properties fo:margin-top="0cm" fo:margin-bottom="0cm" loext:contextual-spacing="false"/>
      <style:text-properties officeooo:rsid="001971f8" officeooo:paragraph-rsid="001971f8"/>
    </style:style>
    <style:style style:name="P6" style:family="paragraph" style:parent-style-name="Text_20_body">
      <style:paragraph-properties fo:margin-top="0cm" fo:margin-bottom="0cm" loext:contextual-spacing="false"/>
      <style:text-properties officeooo:paragraph-rsid="001971f8"/>
    </style:style>
    <style:style style:name="P7" style:family="paragraph" style:parent-style-name="Standard">
      <style:text-properties officeooo:paragraph-rsid="0016a830"/>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Standard">
      <style:text-properties fo:font-size="10pt" officeooo:paragraph-rsid="00178619" style:font-size-asian="10pt" style:font-size-complex="10pt"/>
    </style:style>
    <style:style style:name="P10" style:family="paragraph" style:parent-style-name="Heading_20_1">
      <style:paragraph-properties fo:margin-top="0cm" fo:margin-bottom="0cm" loext:contextual-spacing="false"/>
    </style:style>
    <style:style style:name="P11" style:family="paragraph" style:parent-style-name="Heading_20_1">
      <style:paragraph-properties fo:margin-top="0cm" fo:margin-bottom="0cm" loext:contextual-spacing="false"/>
      <style:text-properties officeooo:paragraph-rsid="0016a830"/>
    </style:style>
    <style:style style:name="T1" style:family="text">
      <style:text-properties officeooo:rsid="001871e1"/>
    </style:style>
    <style:style style:name="T2" style:family="text">
      <style:text-properties officeooo:rsid="001a6fe9"/>
    </style:style>
    <style:style style:name="T3" style:family="text">
      <style:text-properties officeooo:rsid="001971f8"/>
    </style:style>
    <style:style style:name="T4" style:family="text">
      <style:text-properties officeooo:rsid="001a177c"/>
    </style:style>
    <style:style style:name="T5" style:family="text">
      <style:text-properties officeooo:rsid="0019df79"/>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17 About this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7 About this Manual</text:p>
          </text:index-title>
          <text:p text:style-name="P8"><text:a xlink:type="simple" xlink:href="#__RefHeading___Toc235_1044504793" text:style-name="Index_20_Link" text:visited-style-name="Index_20_Link">About this Manual<text:tab/>1</text:a></text:p>
          <text:p text:style-name="P8"><text:a xlink:type="simple" xlink:href="#__RefHeading___Toc237_1044504793" text:style-name="Index_20_Link" text:visited-style-name="Index_20_Link">Manipulating Bforartists Manual<text:tab/>1</text:a></text:p>
          <text:p text:style-name="P8"><text:a xlink:type="simple" xlink:href="#__RefHeading___Toc950_1382165632" text:style-name="Index_20_Link" text:visited-style-name="Index_20_Link">License<text:tab/>1</text:a></text:p>
        </text:index-body>
      </text:table-of-content>
      <text:p text:style-name="Standard"/>
      <text:p text:style-name="P7"/>
      <table:table table:name="Tabelle1" table:style-name="Tabelle1">
        <table:table-column table:style-name="Tabelle1.A"/>
        <table:table-row>
          <table:table-cell table:style-name="Tabelle1.A1" office:value-type="string">
            <text:h text:style-name="P11" text:outline-level="1"><text:bookmark-start text:name="__RefHeading___Toc235_1044504793"/>About this Manual<text:bookmark-end text:name="__RefHeading___Toc235_1044504793"/></text:h>
          </table:table-cell>
        </table:table-row>
      </table:table>
      <text:p text:style-name="P4"/>
      <text:p text:style-name="P5">Bforartists is a Blender fork. And so also the Bforartists Manual is based at the Blender manual. Most of the text and the images are still the images from the Blender manual.</text:p>
      <text:p text:style-name="P5"/>
      <text:p text:style-name="P5">This will change over time when Bforartists evolves more and more away from Blender. But it is very likely that some old Blender manual parts will remain parts of the Bforartists manual. Freestyle documentation for example.</text:p>
      <text:p text:style-name="P2"/>
      <table:table table:name="Tabelle2" table:style-name="Tabelle2">
        <table:table-column table:style-name="Tabelle2.A"/>
        <table:table-row>
          <table:table-cell table:style-name="Tabelle2.A1" office:value-type="string">
            <text:h text:style-name="P11" text:outline-level="1"><text:bookmark-start text:name="__RefHeading___Toc237_1044504793"/><text:span text:style-name="T3">Manipulating</text:span> Bforartists Manual<text:bookmark-end text:name="__RefHeading___Toc237_1044504793"/></text:h>
          </table:table-cell>
        </table:table-row>
      </table:table>
      <text:p text:style-name="P4"/>
      <text:p text:style-name="P2">The Bforartists Manual is a community driven effort to which anyone can contribute. </text:p>
      <text:p text:style-name="P5">And this very easy, since the manual comes not only as pdf files, but also as editable *.odt files. That's the file format for Libre and Open Office. Both free and open source Office solutions. To manipulate or to fix a typoe, a word, a sentence or even a whole chapter is as easy as manipulating the text in Libre Office or Open Office, export to PDF, and tell the Bforartists developers to put it online.</text:p>
      <text:p text:style-name="P6"/>
      <table:table table:name="Tabelle3" table:style-name="Tabelle3">
        <table:table-column table:style-name="Tabelle3.A"/>
        <table:table-row>
          <table:table-cell table:style-name="Tabelle3.A1" office:value-type="string">
            <text:h text:style-name="P10" text:outline-level="1"><text:bookmark-start text:name="__RefHeading___Toc950_1382165632"/>License<text:bookmark-end text:name="__RefHeading___Toc950_1382165632"/></text:h>
          </table:table-cell>
        </table:table-row>
      </table:table>
      <text:p text:style-name="P2"><text:line-break/><text:span text:style-name="T3">The </text:span>Bforartists’s Manual is free and published under <text:span text:style-name="T3">Public Domain*</text:span></text:p>
      <text:p text:style-name="P2">This means that anyone is free to download, edit and share the manual. It also means that when contributing to the manual you don’t hold exclusive copyright to your text. You are, of course, acknowledged and appreciated for your contribution. However others can change and improve your text in order to keep the manual consistent and up to date.</text:p>
      <text:p text:style-name="P3">* As of writing this part here the Blender manual for 2.77 and below was put under a Public Domain AS CC0 license. Which is simply invalid. You can have either Public domain. Or CC0. Those two licenses contradicts each other.</text:p>
      <text:p text:style-name="P3">It also seems that the Blender manual was put under CC0 without asking all involved persons if they wanted to do so. Another license breach.</text:p>
      <text:p text:style-name="P3">So i choose the license type that seems to fit most here, especially when looking at the old licensing. Public Domain.</text:p>
      <text:p text:style-name="P3">The Blender developers are currently at looking under what license the manual will be in the future since the current license doesn't fit. I will adjust the license when needed to the new license type t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kö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7861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2:39:31.384000000</meta:creation-date>
    <dc:title>standard1cm</dc:title>
    <meta:editing-duration>PT28M1S</meta:editing-duration>
    <meta:editing-cycles>6</meta:editing-cycles>
    <meta:generator>LibreOffice/5.0.0.5$Windows_x86 LibreOffice_project/1b1a90865e348b492231e1c451437d7a15bb262b</meta:generator>
    <dc:date>2016-07-03T08:50:38.402000000</dc:date>
    <meta:document-statistic meta:table-count="3" meta:image-count="0" meta:object-count="0" meta:page-count="1" meta:paragraph-count="19" meta:word-count="384" meta:character-count="2202" meta:non-whitespace-character-count="1835"/>
    <meta:template xlink:type="simple" xlink:actuate="onRequest" xlink:title="standard1cm" xlink:href="../../../../AppData/Roaming/LibreOffice/4/user/template/standard1cm.ott" meta:date="2016-04-02T12:39:31.234000000"/>
  </office:meta>
</office:document-meta>
</file>